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7.3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96">
            <text:p>196</text:p>
          </table:table-cell>
          <table:table-cell office:value-type="string">
            <text:p>petriNets.SituationDataLayer@b7c96a9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petriNets.SituationDataLayer@b7c96a9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petriNets.SituationDataLayer@b7c96a9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petriNets.SituationDataLayer@b7c96a9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petriNets.SituationDataLayer@b7c96a9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etriNets.SituationDataLayer@34d14a9d:C:\Users\Compaq\Documents\vakken\afstudeerstage\workspace\SIMOBSTest\petrinets\rotterdam\standStill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etriNets.SituationDataLayer@7b28305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petriNets.SituationDataLayer@7b28305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petriNets.SituationDataLayer@7b28305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etriNets.SituationDataLayer@7b28305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petriNets.SituationDataLayer@3cdfd8bf:C:\Users\Compaq\Documents\vakken\afstudeerstage\workspace\SIMOBSTest\petrinets\rotterdam\standStill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etriNets.SituationDataLayer@7592131d:C:\Users\Compaq\Documents\vakken\afstudeerstage\workspace\SIMOBSTest\petrinets\rotterdam\standStill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etriNets.SituationDataLayer@98adae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petriNets.SituationDataLayer@98adae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petriNets.SituationDataLayer@98adae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etriNets.SituationDataLayer@1ef76369:C:\Users\Compaq\Documents\vakken\afstudeerstage\workspace\SIMOBSTest\petrinets\rotterdam\standStill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etriNets.SituationDataLayer@98adae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etriNets.SituationDataLayer@98adae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etriNets.SituationDataLayer@98adae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etriNets.SituationDataLayer@98adae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etriNets.SituationDataLayer@98adae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etriNets.SituationDataLayer@98adae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petriNets.SituationDataLayer@b7c96a9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petriNets.SituationDataLayer@b7c96a9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etriNets.SituationDataLayer@b7c96a9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etriNets.SituationDataLayer@6e164001:C:\Users\Compaq\Documents\vakken\afstudeerstage\workspace\SIMOBSTest\petrinets\rotterdam\standStill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etriNets.SituationDataLayer@c36266:C:\Users\Compaq\Documents\vakken\afstudeerstage\workspace\SIMOBSTest\petrinets\rotterdam\standStill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etriNets.SituationDataLayer@fcd2bb5:C:\Users\Compaq\Documents\vakken\afstudeerstage\workspace\SIMOBSTest\petrinets\rotterdam\pillar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etriNets.SituationDataLayer@fa16692:C:\Users\Compaq\Documents\vakken\afstudeerstage\workspace\SIMOBSTest\petrinets\rotterdam\standStill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etriNets.SituationDataLayer@b34e80:C:\Users\Compaq\Documents\vakken\afstudeerstage\workspace\SIMOBSTest\petrinets\rotterdam\standStill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etriNets.SituationDataLayer@5d7ea07b:C:\Users\Compaq\Documents\vakken\afstudeerstage\workspace\SIMOBSTest\petrinets\rotterdam\standStill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petriNets.SituationDataLayer@7b28305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petriNets.SituationDataLayer@7b28305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petriNets.SituationDataLayer@7b28305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petriNets.SituationDataLayer@7b28305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etriNets.SituationDataLayer@7b28305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petriNets.SituationDataLayer@20873723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petriNets.SituationDataLayer@20873723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etriNets.SituationDataLayer@20873723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petriNets.SituationDataLayer@20873723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etriNets.SituationDataLayer@196fbbf6:C:\Users\Compaq\Documents\vakken\afstudeerstage\workspace\SIMOBSTest\petrinets\rotterdam\standStill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etriNets.SituationDataLayer@73cb862d:C:\Users\Compaq\Documents\vakken\afstudeerstage\workspace\SIMOBSTest\petrinets\rotterdam\standStill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etriNets.SituationDataLayer@20873723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etriNets.SituationDataLayer@20873723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etriNets.SituationDataLayer@d34eb84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etriNets.SituationDataLayer@d34eb84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petriNets.SituationDataLayer@d34eb84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petriNets.SituationDataLayer@d34eb84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etriNets.SituationDataLayer@d34eb84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etriNets.SituationDataLayer@d34eb84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etriNets.SituationDataLayer@d34eb84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etriNets.SituationDataLayer@f358a16:C:\Users\Compaq\Documents\vakken\afstudeerstage\workspace\SIMOBSTest\petrinets\rotterdam\standStill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petriNets.SituationDataLayer@7b28305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petriNets.SituationDataLayer@7b28305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petriNets.SituationDataLayer@7b28305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etriNets.SituationDataLayer@7b283052:C:\Users\Compaq\Documents\vakken\afstudeerstage\workspace\SIMOBSTest\petrinets\rotterdam\twoPeopleToilet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petriNets.SituationDataLayer@21af229a:C:\Users\Compaq\Documents\vakken\afstudeerstage\workspace\SIMOBSTest\petrinets\rotterdam\standStill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etriNets.SituationDataLayer@24504994:C:\Users\Compaq\Documents\vakken\afstudeerstage\workspace\SIMOBSTest\petrinets\rotterdam\standStillSituation.x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etriNets.SituationDataLayer@42bc8640:C:\Users\Compaq\Documents\vakken\afstudeerstage\workspace\SIMOBSTest\petrinets\rotterdam\standStillSituation.xm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24-02-2012</text:date>, <text:time>09:17: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118" meta:object-count="0"/>
    <meta:generator>OpenOffice.org/3.2$Win32 OpenOffice.org_project/320m12$Build-9483</meta:generator>
  </office:meta>
</office:document-meta>
</file>